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983a" officeooo:paragraph-rsid="000a983a"/>
    </style:style>
    <style:style style:name="P2" style:family="paragraph" style:parent-style-name="Text_20_body" style:list-style-name="L1">
      <style:text-properties officeooo:rsid="000a983a" officeooo:paragraph-rsid="000a983a"/>
    </style:style>
    <style:style style:name="P3" style:family="paragraph" style:parent-style-name="Text_20_body" style:list-style-name="L1">
      <style:text-properties officeooo:rsid="000cfa29" officeooo:paragraph-rsid="000a983a"/>
    </style:style>
    <style:style style:name="P4" style:family="paragraph" style:parent-style-name="Text_20_body" style:list-style-name="L3">
      <style:text-properties officeooo:rsid="000cfa29" officeooo:paragraph-rsid="000cfa29"/>
    </style:style>
    <style:style style:name="P5" style:family="paragraph" style:parent-style-name="Text_20_body" style:list-style-name="L3">
      <style:text-properties officeooo:rsid="000cfa29" officeooo:paragraph-rsid="00163607"/>
    </style:style>
    <style:style style:name="P6" style:family="paragraph" style:parent-style-name="Text_20_body" style:list-style-name="L3">
      <style:text-properties officeooo:rsid="000cfa29" officeooo:paragraph-rsid="001685b5"/>
    </style:style>
    <style:style style:name="P7" style:family="paragraph" style:parent-style-name="Text_20_body" style:list-style-name="L4">
      <style:text-properties officeooo:rsid="000cfa29" officeooo:paragraph-rsid="001685b5"/>
    </style:style>
    <style:style style:name="P8" style:family="paragraph" style:parent-style-name="Text_20_body" style:list-style-name="L1">
      <style:text-properties officeooo:rsid="000da69f" officeooo:paragraph-rsid="000da69f"/>
    </style:style>
    <style:style style:name="P9" style:family="paragraph" style:parent-style-name="Text_20_body" style:list-style-name="L2">
      <style:text-properties officeooo:rsid="000da69f" officeooo:paragraph-rsid="0011e82f"/>
    </style:style>
    <style:style style:name="P10" style:family="paragraph" style:parent-style-name="Text_20_body" style:list-style-name="L1">
      <style:text-properties officeooo:rsid="000e0c7b" officeooo:paragraph-rsid="000e0c7b"/>
    </style:style>
    <style:style style:name="P11" style:family="paragraph" style:parent-style-name="Text_20_body" style:list-style-name="L2">
      <style:text-properties officeooo:rsid="000f7f85" officeooo:paragraph-rsid="000f7f85"/>
    </style:style>
    <style:style style:name="P12" style:family="paragraph" style:parent-style-name="Text_20_body" style:list-style-name="L2">
      <style:text-properties officeooo:rsid="0011e82f" officeooo:paragraph-rsid="0011e82f"/>
    </style:style>
    <style:style style:name="P13" style:family="paragraph" style:parent-style-name="Text_20_body" style:list-style-name="L3">
      <style:text-properties officeooo:rsid="0011e82f" officeooo:paragraph-rsid="0011e82f"/>
    </style:style>
    <style:style style:name="P14" style:family="paragraph" style:parent-style-name="Text_20_body" style:list-style-name="L3">
      <style:text-properties officeooo:rsid="000d94d3" officeooo:paragraph-rsid="000d94d3"/>
    </style:style>
    <style:style style:name="P15" style:family="paragraph" style:parent-style-name="Text_20_body" style:list-style-name="L3">
      <style:text-properties officeooo:rsid="00148fdd" officeooo:paragraph-rsid="00148fdd"/>
    </style:style>
    <style:style style:name="P16" style:family="paragraph" style:parent-style-name="Text_20_body" style:list-style-name="L3">
      <style:text-properties officeooo:rsid="00163607" officeooo:paragraph-rsid="00163607"/>
    </style:style>
    <style:style style:name="P17" style:family="paragraph" style:parent-style-name="Text_20_body" style:list-style-name="L3">
      <style:text-properties officeooo:rsid="001685b5" officeooo:paragraph-rsid="001685b5"/>
    </style:style>
    <style:style style:name="P18" style:family="paragraph" style:parent-style-name="Text_20_body" style:list-style-name="L4">
      <style:text-properties officeooo:rsid="001685b5" officeooo:paragraph-rsid="001685b5"/>
    </style:style>
    <style:style style:name="P19" style:family="paragraph" style:parent-style-name="Text_20_body" style:list-style-name="L3">
      <style:text-properties officeooo:rsid="0017022e" officeooo:paragraph-rsid="0017022e"/>
    </style:style>
    <style:style style:name="P20" style:family="paragraph" style:parent-style-name="Text_20_body" style:list-style-name="L3">
      <style:text-properties officeooo:rsid="001795ae" officeooo:paragraph-rsid="001795ae"/>
    </style:style>
    <style:style style:name="P21" style:family="paragraph" style:parent-style-name="Heading_20_1">
      <style:text-properties officeooo:rsid="000cfa29" officeooo:paragraph-rsid="000a983a"/>
    </style:style>
    <style:style style:name="T1" style:family="text">
      <style:text-properties officeooo:rsid="000b4ca9"/>
    </style:style>
    <style:style style:name="T2" style:family="text">
      <style:text-properties officeooo:rsid="000cfa29"/>
    </style:style>
    <style:style style:name="T3" style:family="text">
      <style:text-properties officeooo:rsid="000e0c7b"/>
    </style:style>
    <style:style style:name="T4" style:family="text">
      <style:text-properties officeooo:rsid="000f7f85"/>
    </style:style>
    <style:style style:name="T5" style:family="text">
      <style:text-properties officeooo:rsid="0011e82f"/>
    </style:style>
    <style:style style:name="T6" style:family="text">
      <style:text-properties officeooo:rsid="00148fdd"/>
    </style:style>
    <style:style style:name="T7" style:family="text">
      <style:text-properties officeooo:rsid="00163607"/>
    </style:style>
    <style:style style:name="T8" style:family="text">
      <style:text-properties officeooo:rsid="001685b5"/>
    </style:style>
    <style:style style:name="T9" style:family="text">
      <style:text-properties officeooo:rsid="001795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ersion 1.0 last change</text:span> 2020-11-13</text:p>
      <text:h text:style-name="P21" text:outline-level="1">Sequence</text:h>
      <text:list xml:id="list2591493498" text:style-name="L1">
        <text:list-item>
          <text:p text:style-name="P2">capture motion from webcam (Raspberry Pi 3) </text:p>
        </text:list-item>
        <text:list-item>
          <text:p text:style-name="P2">save video sequences to Firebase (Cloud Firestore)</text:p>
        </text:list-item>
        <text:list-item>
          <text:p text:style-name="P2">frontend to administrate, search and view motion </text:p>
        </text:list-item>
      </text:list>
      <text:h text:style-name="Heading_20_1" text:outline-level="1"><text:span text:style-name="T2">Class MotionBuffer</text:span> </text:h>
      <text:list xml:id="list204638389420280" text:continue-numbering="true" text:style-name="L1">
        <text:list-item>
          <text:p text:style-name="P2">store incoming video continuously to ringbuffer<text:span text:style-name="T2"> (deque)</text:span></text:p>
        </text:list-item>
        <text:list-item>
          <text:p text:style-name="P3">allows 3 different threads to access functions</text:p>
        </text:list-item>
      </text:list>
      <text:h text:style-name="Heading_20_3" text:outline-level="3">Functions</text:h>
      <text:list xml:id="list204640186236789" text:continue-numbering="true" text:style-name="L1">
        <text:list-item>
          <text:p text:style-name="P8">writeBuffer(cv::Mat frame)</text:p>
        </text:list-item>
        <text:list-item>
          <text:p text:style-name="P8">cv::Mat getFrame<text:span text:style-name="T3">ForDetection()</text:span></text:p>
        </text:list-item>
        <text:list-item>
          <text:p text:style-name="P10">cv::Mat getMotionFrame()</text:p>
        </text:list-item>
      </text:list>
      <text:h text:style-name="Heading_20_3" text:outline-level="3">Signals</text:h>
      <text:list xml:id="list718809568" text:style-name="L2">
        <text:list-item>
          <text:p text:style-name="P11">OUT</text:p>
          <text:list>
            <text:list-item>
              <text:p text:style-name="P9">isFrame<text:span text:style-name="T5">ForDetection</text:span>Ready<text:span text:style-name="T4"> (condition variable)</text:span></text:p>
            </text:list-item>
            <text:list-item>
              <text:p text:style-name="P12">isSaveToDiskReady</text:p>
            </text:list-item>
          </text:list>
        </text:list-item>
        <text:list-item>
          <text:p text:style-name="P11">IN</text:p>
          <text:list>
            <text:list-item>
              <text:p text:style-name="P11">isMotionDetected (condition variable)</text:p>
            </text:list-item>
          </text:list>
        </text:list-item>
      </text:list>
      <text:h text:style-name="Heading_20_1" text:outline-level="1">Class MotionDetection</text:h>
      <text:h text:style-name="Heading_20_1" text:outline-level="1">Threads</text:h>
      <text:h text:style-name="Heading_20_3" text:outline-level="3">thread_video_capture</text:h>
      <text:list xml:id="list3327569532" text:style-name="L4">
        <text:list-item>
          <text:p text:style-name="P18">in every case</text:p>
          <text:list>
            <text:list-item>
              <text:p text:style-name="P7">read frames from webcam</text:p>
            </text:list-item>
            <text:list-item>
              <text:p text:style-name="P7">provide motion frame (parametrizible, every n-th cam frame)</text:p>
            </text:list-item>
            <text:list-item>
              <text:p text:style-name="P7">signal "frameForDetectionReady" to thread_motion_detection</text:p>
            </text:list-item>
          </text:list>
        </text:list-item>
      </text:list>
      <text:list xml:id="list4059322326" text:style-name="L3">
        <text:list-item>
          <text:p text:style-name="P6"><text:span text:style-name="T8">no motion</text:span></text:p>
          <text:list>
            <text:list-item>
              <text:p text:style-name="P4"><text:soft-page-break/>push frame to ringbuffer (push_front)</text:p>
            </text:list-item>
          </text:list>
        </text:list-item>
        <text:list-item>
          <text:p text:style-name="P4"><text:s/><text:span text:style-name="T8">motion</text:span></text:p>
          <text:list>
            <text:list-item>
              <text:p text:style-name="P20">signal "bufferNotEmpty"</text:p>
            </text:list-item>
          </text:list>
        </text:list-item>
        <text:list-item>
          <text:p text:style-name="P4">thread_motion_detection</text:p>
          <text:list>
            <text:list-item>
              <text:p text:style-name="P5">wait for signal "frameForDetectionReady"</text:p>
            </text:list-item>
            <text:list-item>
              <text:p text:style-name="P16">reset "frameForDetectionReady"</text:p>
            </text:list-item>
            <text:list-item>
              <text:p text:style-name="P16">set "detectionRunning"</text:p>
            </text:list-item>
            <text:list-item>
              <text:p text:style-name="P4">read <text:span text:style-name="T6">detection frame</text:span></text:p>
            </text:list-item>
            <text:list-item>
              <text:p text:style-name="P15">do background subtraction</text:p>
            </text:list-item>
            <text:list-item>
              <text:p text:style-name="P15">reset <text:span text:style-name="T7">"detectionRunning"</text:span></text:p>
            </text:list-item>
            <text:list-item>
              <text:p text:style-name="P17">if motion detected -&gt; set isMotionDetected</text:p>
            </text:list-item>
          </text:list>
        </text:list-item>
        <text:list-item>
          <text:p text:style-name="P14">thread_save_video</text:p>
          <text:list>
            <text:list-item>
              <text:p text:style-name="P17">isMotionDetected &amp;&amp; frameForSaving RedagetMotionFrame if</text:p>
            </text:list-item>
            <text:list-item>
              <text:p text:style-name="P13">if buffer.size &gt; preBuffer -&gt; write frames as fast as possible</text:p>
            </text:list-item>
            <text:list-item>
              <text:p text:style-name="P20">else: signal "bufferEmpty"</text:p>
            </text:list-item>
            <text:list-item>
              <text:p text:style-name="P19">wait for signal "<text:span text:style-name="T9">buffer</text:span>NotEmpty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3T14:55:57.888022789</meta:creation-date>
    <meta:generator>LibreOffice/6.0.7.3$Linux_X86_64 LibreOffice_project/00m0$Build-3</meta:generator>
    <dc:date>2020-11-15T20:46:38.015701243</dc:date>
    <dc:creator>Holger Grzonka</dc:creator>
    <meta:editing-duration>PT4H19M48S</meta:editing-duration>
    <meta:editing-cycles>6</meta:editing-cycles>
    <meta:document-statistic meta:table-count="0" meta:image-count="0" meta:object-count="0" meta:page-count="2" meta:paragraph-count="42" meta:word-count="174" meta:character-count="1235" meta:non-whitespace-character-count="1133"/>
  </office:meta>
</office:document-meta>
</file>